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ca1" officeooo:paragraph-rsid="00064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leship Enhancement Specification:</text:p>
      <text:p text:style-name="P1"/>
      <text:p text:style-name="P1">1. We will introduce a clear function so that the screen is always refreshed instead of being scrollable (as it is now).</text:p>
      <text:p text:style-name="P1">2. We will simplify the ship placement input, so that the user is prompted for coordinates only once. </text:p>
      <text:p text:style-name="P1">3. We will define individual ships and notify the player if a ship was sunk.</text:p>
      <text:p text:style-name="P1">4. We will offer the players the option of starting a new game. Along with that, scores will be displayed.</text:p>
      <text:p text:style-name="P1"><text:s/></text:p>
      <text:p text:style-name="P1">+1 We will review the whole code and enhance and simplify it wherever possi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13:03.234248120</meta:creation-date>
    <dc:date>2017-03-28T11:33:39.215526936</dc:date>
    <meta:editing-duration>PT10M25S</meta:editing-duration>
    <meta:editing-cycles>1</meta:editing-cycles>
    <meta:document-statistic meta:table-count="0" meta:image-count="0" meta:object-count="0" meta:page-count="1" meta:paragraph-count="7" meta:word-count="92" meta:character-count="522" meta:non-whitespace-character-count="433"/>
    <meta:generator>LibreOffice/5.1.6.2$Linux_X86_64 LibreOffice_project/10m0$Build-2</meta:generator>
  </office:meta>
</office:document-meta>
</file>